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1ae3" officeooo:paragraph-rsid="00111ae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11ae3" officeooo:paragraph-rsid="00111ae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1ae3" officeooo:paragraph-rsid="00111ae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e3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LECTION ASSIGNMENT</text:p>
      <text:p text:style-name="P1"/>
      <text:p text:style-name="P2">Nathaniel Ward</text:p>
      <text:p text:style-name="P2"/>
      <text:p text:style-name="P3"><text:tab/><text:span text:style-name="T1">I have noticed my bootcamp knowledge grow during programming basics because I viewed code as something like another language for most of my life. <text:s/>Now being able to look at code and understand to some degree what I am looking at makes me excited. <text:s/>At first I was timid but now I feel invigorated to continue on this journey.</text:span></text:p>
      <text:p text:style-name="P3"><text:span text:style-name="T1"><text:tab/>My approach to learning was much more rigid prior to starting Coding Dojo. <text:s/>This philosophy of trying, failing and then trying again with success has given me different tools to use when learning something new. <text:s/>Previously I would be really hard on myself for not picking up something quick enough, but now I am challenging myself not to give up too quickly and step back and really see what I may have been doing wrong.</text:span></text:p>
      <text:p text:style-name="P3"><text:span text:style-name="T1"><text:tab/>My “Mistake of the week” was two separate </text:span><text:span text:style-name="T2">mistakes</text:span><text:span text:style-name="T1">. <text:s/>One mistake was not viewing the lectures prior to taking the exam but I still did well enough that I passed the test. <text:s/>Another mistake I had was trying some code for a challenge in programming basics and my code was not working. <text:s/>I had inputted a “;” where one was not supposed to be. <text:s/>After that mistake was fixed I was happy to know I was not something els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22:27:37.585000000</meta:creation-date>
    <dc:date>2023-04-29T22:39:15.059000000</dc:date>
    <meta:editing-duration>PT11M37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5" meta:word-count="217" meta:character-count="1195" meta:non-whitespace-character-count="972"/>
  </office:meta>
</office:document-meta>
</file>